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2cm" svg:x="1.778cm" svg:y="0.508cm">
          <draw:text-box>
            <text:p text:style-name="P1"><text:span text:style-name="T1">Epistle</text:span></text:p>
            <text:p text:style-name="P1"><text:span text:style-name="T2">1 Corinthians 1:1–9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6.263cm" svg:x="1.778cm" svg:y="0.762cm">
          <draw:text-box>
            <text:p text:style-name="P4"><text:span text:style-name="T3">1</text:span><text:span text:style-name="T4">Paul, called by the will of God to be an apostle of Christ Jesus, and our brother Sosthenes,</text:span></text:p>
            <text:p><text:span text:style-name="T3">2</text:span><text:span text:style-name="T4">To the church of God that is in Corinth, to those sanctified in Christ Jesus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384cm" svg:height="7.766cm" svg:x="1.778cm" svg:y="0.762cm">
          <draw:text-box>
            <text:p text:style-name="P4"><text:span text:style-name="T4">called to be saints together with all those who in every place call upon the name of our Lord Jesus Christ, both their Lord and ours:</text:span></text:p>
            <text:p><text:span text:style-name="T3">3</text:span><text:span text:style-name="T4">Grace to you and peace from God our Father and the Lord Jesus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4.384cm" svg:height="7.766cm" svg:x="1.778cm" svg:y="0.762cm">
          <draw:text-box>
            <text:p text:style-name="P4"><text:span text:style-name="T3">4</text:span><text:span text:style-name="T4">I give thanks to my God always for you because of the grace of God that was given you in Christ Jesus, </text:span><text:span text:style-name="T3">5</text:span><text:span text:style-name="T4">that in every way you were enriched in him in all speech and all knowledge—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7" draw:layer="layout" svg:width="24.384cm" svg:height="6.263cm" svg:x="1.778cm" svg:y="0.762cm">
          <draw:text-box>
            <text:p text:style-name="P4"><text:span text:style-name="T3">6</text:span><text:span text:style-name="T4">even as the testimony about Christ was confirmed among you— </text:span><text:span text:style-name="T3">7</text:span><text:span text:style-name="T4">so that you are not lacking in any spiritual gift, as you wait for the revealing of our Lord Jesus Chri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7" draw:layer="layout" svg:width="24.384cm" svg:height="6.263cm" svg:x="1.778cm" svg:y="0.762cm">
          <draw:text-box>
            <text:p text:style-name="P4"><text:span text:style-name="T3">8</text:span><text:span text:style-name="T4">who will sustain you to the end, guiltless in the day of our Lord Jesus Christ.</text:span><text:span text:style-name="T3"> 9</text:span><text:span text:style-name="T4">God is faithful, by whom you were called into the fellowship of his Son, Jesus Christ ou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1T10:56:14.745000000</meta:creation-date>
    <dc:date>2017-01-20T21:19:59.219000000</dc:date>
    <meta:editing-duration>PT11M28S</meta:editing-duration>
    <meta:editing-cycles>5</meta:editing-cycles>
    <meta:generator>LibreOffice/5.2.4.2$Windows_X86_64 LibreOffice_project/3d5603e1122f0f102b62521720ab13a38a4e0eb0</meta:generator>
    <meta:document-statistic meta:object-count="39"/>
  </office:meta>
</office:document-meta>
</file>